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0.355cm" loext:decorative="false"/>
      <style:paragraph-properties style:writing-mode="lr-tb"/>
    </style:style>
    <style:style style:name="gr15" style:family="graphic" style:parent-style-name="standard">
      <style:graphic-properties draw:fill="solid" draw:fill-color="#3465a4" draw:textarea-vertical-align="middl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29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cm" loext:decorative="false"/>
      <style:paragraph-properties style:writing-mode="lr-tb"/>
    </style:style>
    <style:style style:name="gr32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36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37" style:family="graphic" style:parent-style-name="objectwithoutfill">
      <style:graphic-properties draw:marker-end="Pontas_20_das_20_setas_20_2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Pontas_20_das_20_setas_20_30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25cm" fo:min-width="13.5cm" loext:decorative="false"/>
    </style:style>
    <style:style style:name="gr40" style:family="graphic" style:parent-style-name="objectwithoutfill">
      <style:graphic-properties draw:marker-end="Pontas_20_das_20_setas_20_39" draw:marker-end-width="0.3cm" draw:fill="none" draw:textarea-vertical-align="middle" loext:decorative="false"/>
    </style:style>
    <style:style style:name="gr4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2" style:family="graphic" style:parent-style-name="standard">
      <style:graphic-properties draw:fill="solid" draw:fill-color="#ffe994" draw:textarea-vertical-align="middle" loext:decorative="false"/>
      <style:paragraph-properties style:writing-mode="lr-tb"/>
    </style:style>
    <style:style style:name="gr43" style:family="graphic" style:parent-style-name="objectwithoutfill">
      <style:graphic-properties draw:marker-end="Pontas_20_das_20_setas_20_3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ontas_20_das_20_setas_20_32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Pontas_20_das_20_setas_20_33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Pontas_20_das_20_setas_20_34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Pontas_20_das_20_setas_20_35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Pontas_20_das_20_setas_20_36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Pontas_20_das_20_setas_20_37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Pontas_20_das_20_setas_20_38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Pontas_20_das_20_setas_20_40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Pontas_20_das_20_setas_20_41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Pontas_20_das_20_setas_20_42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Pontas_20_das_20_setas_20_43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Pontas_20_das_20_setas_20_45" draw:marker-end-width="0.3cm" draw:fill="none" draw:textarea-vertical-align="middle" loext:decorative="false"/>
    </style:style>
    <style:style style:name="gr56" style:family="graphic" style:parent-style-name="standard">
      <style:graphic-properties draw:textarea-vertical-align="middl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58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61" style:family="graphic" style:parent-style-name="standard">
      <style:graphic-properties draw:textarea-vertical-align="middle" loext:decorative="false"/>
      <style:paragraph-properties style:writing-mode="lr-tb"/>
    </style:style>
    <style:style style:name="gr62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6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4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65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66" style:family="graphic" style:parent-style-name="objectwithoutfill">
      <style:graphic-properties draw:marker-start="" draw:marker-end="Arrow" draw:fill="none" draw:textarea-vertical-align="middle" loext:decorative="false"/>
    </style:style>
    <style:style style:name="gr67" style:family="graphic" style:parent-style-name="objectwithoutfill">
      <style:graphic-properties draw:marker-start="Arrow" draw:marker-end="" draw:fill="none" draw:textarea-vertical-align="middle" loext:decorative="false"/>
    </style:style>
    <style:style style:name="gr68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69" style:family="graphic" style:parent-style-name="objectwithoutfill">
      <style:graphic-properties draw:marker-end="Arrow" draw:fill="none" draw:textarea-vertical-align="middle" loext:decorative="false"/>
    </style:style>
    <style:style style:name="gr70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loext:decorative="false"/>
    </style:style>
    <style:style style:name="gr73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74" style:family="graphic">
      <style:graphic-properties loext:decorative="false"/>
    </style:style>
    <style:style style:name="gr75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3465a4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de59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e994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23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24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 draw:fill-color="#008080"/>
      <style:paragraph-properties fo:text-align="center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solid" draw:fill-color="#ff6633"/>
      <style:paragraph-properties fo:text-align="center"/>
    </style:style>
    <style:style style:name="P29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30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ffff" loext:opacity="100%"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frame draw:style-name="gr13" draw:text-style-name="P5" draw:layer="layout" svg:width="1.737cm" svg:height="0.962cm" svg:x="1.7cm" svg:y="4.238cm">
          <draw:text-box>
            <text:p><text:span text:style-name="T2">Item</text:span></text:p>
          </draw:text-box>
        </draw:frame>
        <draw:frame draw:style-name="gr14" draw:text-style-name="P5" draw:layer="layout" svg:width="0.855cm" svg:height="9.494cm" svg:x="2.095cm" svg:y="5.261cm">
          <draw:text-box>
            <text:p><text:span text:style-name="T2">0</text:span></text:p>
            <text:p><text:span text:style-name="T2"/></text:p>
            <text:p><text:span text:style-name="T2">1</text:span></text:p>
            <text:p><text:span text:style-name="T2"/></text:p>
            <text:p><text:span text:style-name="T2">2</text:span></text:p>
            <text:p><text:span text:style-name="T2"/></text:p>
            <text:p><text:span text:style-name="T2">3</text:span></text:p>
            <text:p><text:span text:style-name="T2"/></text:p>
            <text:p><text:span text:style-name="T2">.</text:span></text:p>
            <text:p><text:span text:style-name="T2">.</text:span></text:p>
            <text:p><text:span text:style-name="T2">.</text:span></text:p>
            <text:p><text:span text:style-name="T2"/></text:p>
            <text:p><text:span text:style-name="T2">n</text:span></text:p>
          </draw:text-box>
        </draw:frame>
        <draw:rect draw:style-name="gr15" draw:text-style-name="P6" draw:layer="layout" svg:width="3.688cm" svg:height="1.112cm" svg:x="3.7cm" svg:y="4.088cm">
          <text:p text:style-name="P1"><text:span text:style-name="T1">MainDialogNotebook</text:span></text:p>
        </draw:rect>
        <draw:rect draw:style-name="gr2" draw:text-style-name="P3" draw:layer="layout" svg:width="3.688cm" svg:height="1.112cm" svg:x="3.7cm" svg:y="5.288cm">
          <text:p text:style-name="P1"><text:span text:style-name="T1">Page 0</text:span></text:p>
        </draw:rect>
        <draw:rect draw:style-name="gr2" draw:text-style-name="P3" draw:layer="layout" svg:width="3.688cm" svg:height="1.112cm" svg:x="3.7cm" svg:y="6.588cm">
          <text:p text:style-name="P1"><text:span text:style-name="T1">Page 1</text:span></text:p>
        </draw:rect>
        <draw:rect draw:style-name="gr2" draw:text-style-name="P3" draw:layer="layout" svg:width="3.688cm" svg:height="1.112cm" svg:x="3.7cm" svg:y="7.988cm">
          <text:p text:style-name="P1"><text:span text:style-name="T1">Page 2</text:span></text:p>
        </draw:rect>
        <draw:rect draw:style-name="gr2" draw:text-style-name="P3" draw:layer="layout" svg:width="3.688cm" svg:height="1.112cm" svg:x="3.7cm" svg:y="9.488cm">
          <text:p text:style-name="P1"><text:span text:style-name="T1">Page 3</text:span></text:p>
        </draw:rect>
        <draw:rect draw:style-name="gr2" draw:text-style-name="P3" draw:layer="layout" svg:width="3.688cm" svg:height="1.112cm" svg:x="3.7cm" svg:y="13.788cm">
          <text:p text:style-name="P1"><text:span text:style-name="T1">Page n</text:span></text:p>
        </draw:rect>
        <draw:rect draw:style-name="gr2" draw:text-style-name="P3" draw:layer="layout" svg:width="3.688cm" svg:height="1.112cm" svg:x="3.7cm" svg:y="5.288cm">
          <text:p text:style-name="P1"><text:span text:style-name="T1">Page 0</text:span></text:p>
        </draw:rect>
        <draw:rect draw:style-name="gr15" draw:text-style-name="P6" draw:layer="layout" svg:width="3.688cm" svg:height="1.112cm" svg:x="7.7cm" svg:y="4.088cm">
          <text:p text:style-name="P1"><text:span text:style-name="T1">RawDataManager</text:span></text:p>
        </draw:rect>
        <draw:rect draw:style-name="gr2" draw:text-style-name="P3" draw:layer="layout" svg:width="3.688cm" svg:height="1.112cm" svg:x="7.7cm" svg:y="5.288cm">
          <text:p text:style-name="P1"><text:span text:style-name="T1">Page 0</text:span></text:p>
        </draw:rect>
        <draw:rect draw:style-name="gr2" draw:text-style-name="P3" draw:layer="layout" svg:width="3.688cm" svg:height="1.112cm" svg:x="7.7cm" svg:y="6.588cm">
          <text:p text:style-name="P1"><text:span text:style-name="T1">RawData 1</text:span></text:p>
        </draw:rect>
        <draw:rect draw:style-name="gr2" draw:text-style-name="P3" draw:layer="layout" svg:width="3.688cm" svg:height="1.112cm" svg:x="7.7cm" svg:y="7.988cm">
          <text:p text:style-name="P1"><text:span text:style-name="T1">RawData 2</text:span></text:p>
        </draw:rect>
        <draw:rect draw:style-name="gr2" draw:text-style-name="P3" draw:layer="layout" svg:width="3.688cm" svg:height="1.112cm" svg:x="7.7cm" svg:y="9.488cm">
          <text:p text:style-name="P1"><text:span text:style-name="T1">RawData 3</text:span></text:p>
        </draw:rect>
        <draw:rect draw:style-name="gr2" draw:text-style-name="P3" draw:layer="layout" svg:width="3.688cm" svg:height="1.112cm" svg:x="7.7cm" svg:y="13.788cm">
          <text:p text:style-name="P1"><text:span text:style-name="T1">RawData n</text:span></text:p>
        </draw:rect>
        <draw:rect draw:style-name="gr2" draw:text-style-name="P3" draw:layer="layout" svg:width="3.688cm" svg:height="1.112cm" svg:x="7.7cm" svg:y="5.288cm">
          <text:p text:style-name="P1"><text:span text:style-name="T1">RawData 0</text:span></text:p>
        </draw:rect>
        <draw:rect draw:style-name="gr15" draw:text-style-name="P6" draw:layer="layout" svg:width="3.688cm" svg:height="1.112cm" svg:x="11.7cm" svg:y="4.088cm">
          <text:p text:style-name="P1"><text:span text:style-name="T1">DisassembledManager</text:span></text:p>
        </draw:rect>
        <draw:rect draw:style-name="gr2" draw:text-style-name="P3" draw:layer="layout" svg:width="3.688cm" svg:height="1.112cm" svg:x="11.7cm" svg:y="5.288cm">
          <text:p text:style-name="P1"><text:span text:style-name="T1">Page 0</text:span></text:p>
        </draw:rect>
        <draw:rect draw:style-name="gr2" draw:text-style-name="P3" draw:layer="layout" svg:width="3.688cm" svg:height="1.112cm" svg:x="11.7cm" svg:y="6.588cm">
          <text:p text:style-name="P1"><text:span text:style-name="T3">DisassembledContainer 1</text:span></text:p>
        </draw:rect>
        <draw:rect draw:style-name="gr2" draw:text-style-name="P3" draw:layer="layout" svg:width="3.688cm" svg:height="1.112cm" svg:x="11.7cm" svg:y="7.988cm">
          <text:p text:style-name="P1"><text:span text:style-name="T3">DisassembledContainer 2</text:span></text:p>
        </draw:rect>
        <draw:rect draw:style-name="gr2" draw:text-style-name="P3" draw:layer="layout" svg:width="3.688cm" svg:height="1.112cm" svg:x="11.7cm" svg:y="9.488cm">
          <text:p text:style-name="P1"><text:span text:style-name="T3">DisassembledContainer 3</text:span></text:p>
        </draw:rect>
        <draw:rect draw:style-name="gr2" draw:text-style-name="P3" draw:layer="layout" svg:width="3.688cm" svg:height="1.112cm" svg:x="11.7cm" svg:y="13.788cm">
          <text:p text:style-name="P1"><text:span text:style-name="T3">DisassembledContainer</text:span><text:span text:style-name="T1"> n</text:span></text:p>
        </draw:rect>
        <draw:rect draw:style-name="gr2" draw:text-style-name="P3" draw:layer="layout" svg:width="3.688cm" svg:height="1.112cm" svg:x="11.7cm" svg:y="5.288cm">
          <text:p text:style-name="P1"><text:span text:style-name="T3">DisassembledContainer 0</text:span></text:p>
        </draw:rect>
        <draw:frame draw:style-name="gr16" draw:text-style-name="P5" draw:layer="layout" svg:width="9.22cm" svg:height="0.962cm" svg:x="9cm" svg:y="1.5cm">
          <draw:text-box>
            <text:p><text:span text:style-name="T2">Data structure correspondence</text:span></text:p>
          </draw:text-box>
        </draw:frame>
        <draw:rect draw:style-name="gr15" draw:text-style-name="P6" draw:layer="layout" svg:width="3.688cm" svg:height="1.112cm" svg:x="15.7cm" svg:y="4.088cm">
          <text:p text:style-name="P1"><text:span text:style-name="T1">SourceCodeManager</text:span></text:p>
        </draw:rect>
        <draw:rect draw:style-name="gr2" draw:text-style-name="P3" draw:layer="layout" svg:width="3.688cm" svg:height="1.112cm" svg:x="15.7cm" svg:y="5.288cm">
          <text:p text:style-name="P1"><text:span text:style-name="T1">Page 0</text:span></text:p>
        </draw:rect>
        <draw:rect draw:style-name="gr2" draw:text-style-name="P3" draw:layer="layout" svg:width="3.688cm" svg:height="1.112cm" svg:x="15.7cm" svg:y="6.588cm">
          <text:p text:style-name="P1"><text:span text:style-name="T3">SourceCode 1</text:span></text:p>
        </draw:rect>
        <draw:rect draw:style-name="gr2" draw:text-style-name="P3" draw:layer="layout" svg:width="3.688cm" svg:height="1.112cm" svg:x="15.7cm" svg:y="7.988cm">
          <text:p text:style-name="P1"><text:span text:style-name="T3">SourceCode 2</text:span></text:p>
        </draw:rect>
        <draw:rect draw:style-name="gr2" draw:text-style-name="P3" draw:layer="layout" svg:width="3.688cm" svg:height="1.112cm" svg:x="15.7cm" svg:y="9.488cm">
          <text:p text:style-name="P7"><text:span text:style-name="T3">SourceCode 3</text:span></text:p>
        </draw:rect>
        <draw:rect draw:style-name="gr2" draw:text-style-name="P3" draw:layer="layout" svg:width="3.688cm" svg:height="1.112cm" svg:x="15.7cm" svg:y="5.288cm">
          <text:p text:style-name="P1"><text:span text:style-name="T3">SourceCode 0</text:span></text:p>
        </draw:rect>
        <draw:rect draw:style-name="gr2" draw:text-style-name="P3" draw:layer="layout" svg:width="3.688cm" svg:height="1.112cm" svg:x="15.7cm" svg:y="13.788cm">
          <text:p text:style-name="P7"><text:span text:style-name="T3">SourceCode n</text:span></text:p>
        </draw:rect>
      </draw:page>
      <draw:page draw:name="page3" draw:style-name="dp1" draw:master-page-name="Padrão">
        <office:forms form:automatic-focus="false" form:apply-design-mode="false"/>
        <draw:frame draw:style-name="gr17" draw:text-style-name="P5" draw:layer="layout" svg:width="9.5cm" svg:height="1.25cm" svg:x="9.75cm" svg:y="1.5cm">
          <draw:text-box>
            <text:p><text:span text:style-name="T2">Dialogs e Frames</text:span></text:p>
          </draw:text-box>
        </draw:frame>
        <draw:custom-shape draw:style-name="gr18" draw:text-style-name="P9" draw:layer="layout" svg:width="3.5cm" svg:height="0.75cm" svg:x="1.5cm" svg:y="4.75cm">
          <text:p text:style-name="P8"><text:span text:style-name="T2">Main Dialog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2cm" svg:y1="6.5cm" svg:x2="3cm" svg:y2="6.5cm">
          <text:p/>
        </draw:line>
        <draw:line draw:style-name="gr20" draw:text-style-name="P4" draw:layer="layout" svg:x1="2cm" svg:y1="5.5cm" svg:x2="2cm" svg:y2="11.25cm">
          <text:p/>
        </draw:line>
        <draw:custom-shape draw:style-name="gr21" draw:text-style-name="P10" draw:layer="layout" svg:width="2.25cm" svg:height="0.75cm" svg:x="3cm" svg:y="6.05cm">
          <text:p text:style-name="P8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25cm" svg:height="0.75cm" svg:x="6.25cm" svg:y="6.049cm">
          <text:p text:style-name="P8"><text:span text:style-name="T2">Project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5.25cm" svg:y1="6.5cm" svg:x2="6.25cm" svg:y2="6.5cm">
          <text:p/>
        </draw:line>
        <draw:custom-shape draw:style-name="gr21" draw:text-style-name="P10" draw:layer="layout" svg:width="2.25cm" svg:height="0.75cm" svg:x="6.25cm" svg:y="7.149cm">
          <text:p text:style-name="P8"><text:span text:style-name="T2">Archive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5.25cm" svg:y1="6.5cm" svg:x2="6.25cm" svg:y2="7.5cm">
          <text:p/>
        </draw:line>
        <draw:custom-shape draw:style-name="gr24" draw:text-style-name="P9" draw:layer="layout" svg:width="2.5cm" svg:height="0.75cm" svg:x="3cm" svg:y="8.15cm">
          <text:p text:style-name="P8"><text:span text:style-name="T2">Save as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2cm" svg:y1="8.5cm" svg:x2="3cm" svg:y2="8.5cm">
          <text:p/>
        </draw:line>
        <draw:line draw:style-name="gr26" draw:text-style-name="P4" draw:layer="layout" svg:x1="2cm" svg:y1="9.5cm" svg:x2="3cm" svg:y2="9.5cm">
          <text:p/>
        </draw:line>
        <draw:custom-shape draw:style-name="gr24" draw:text-style-name="P9" draw:layer="layout" svg:width="2.5cm" svg:height="0.75cm" svg:x="3cm" svg:y="9.15cm">
          <text:p text:style-name="P8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248cm" svg:height="0.75cm" svg:x="10.002cm" svg:y="6.088cm">
          <text:p text:style-name="P11"><text:span text:style-name="T4">ProjectFilePicker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5cm" svg:y1="6.5cm" svg:x2="10cm" svg:y2="6.5cm">
          <text:p/>
        </draw:line>
        <draw:custom-shape draw:style-name="gr27" draw:text-style-name="P12" draw:layer="layout" svg:width="3.248cm" svg:height="0.75cm" svg:x="10.002cm" svg:y="7.188cm">
          <text:p text:style-name="P11"><text:span text:style-name="T4">BinFilePicker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5cm" svg:y1="7.5cm" svg:x2="10cm" svg:y2="7.5cm">
          <text:p/>
        </draw:line>
        <draw:custom-shape draw:style-name="gr29" draw:text-style-name="P13" draw:layer="layout" svg:width="2.95cm" svg:height="0.75cm" svg:x="6.3cm" svg:y="9.15cm">
          <text:p text:style-name="P8"><text:span text:style-name="T2">Info</text:span><text:span text:style-name="T5">Dialog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5.5cm" svg:y1="9.5cm" svg:x2="6.25cm" svg:y2="9.5cm">
          <text:p/>
        </draw:line>
        <draw:frame draw:style-name="gr31" draw:text-style-name="P14" draw:layer="layout" svg:width="2.63cm" svg:height="0.569cm" svg:x="6.5cm" svg:y="9.931cm">
          <draw:text-box>
            <text:p><text:span text:style-name="T6">FileInfo_Dialog.h</text:span></text:p>
          </draw:text-box>
        </draw:frame>
      </draw:page>
      <draw:page draw:name="page4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15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13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15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15.688cm">
          <text:p text:style-name="P1"><text:span text:style-name="T1">SourceCodeLine</text:span></text:p>
        </draw:rect>
        <draw:line draw:style-name="gr32" draw:text-style-name="P4" draw:layer="layout" svg:x1="6.7cm" svg:y1="15.5cm" svg:x2="5.4cm" svg:y2="14.3cm">
          <text:p/>
        </draw:line>
        <draw:line draw:style-name="gr33" draw:text-style-name="P4" draw:layer="layout" svg:x1="6.3cm" svg:y1="16.3cm" svg:x2="5.2cm" svg:y2="16.3cm">
          <text:p/>
        </draw:line>
        <draw:line draw:style-name="gr34" draw:text-style-name="P4" draw:layer="layout" svg:x1="11.5cm" svg:y1="16.2cm" svg:x2="10.3cm" svg:y2="16.2cm">
          <text:p/>
        </draw:line>
        <draw:rect draw:style-name="gr2" draw:text-style-name="P3" draw:layer="layout" svg:width="3.688cm" svg:height="1.112cm" svg:x="6.5cm" svg:y="17.788cm">
          <text:p text:style-name="P1"><text:span text:style-name="T1">LabelItem</text:span></text:p>
        </draw:rect>
        <draw:line draw:style-name="gr35" draw:text-style-name="P4" draw:layer="layout" svg:x1="11.8cm" svg:y1="17.1cm" svg:x2="10.4cm" svg:y2="18.2cm">
          <text:p/>
        </draw:line>
        <draw:rect draw:style-name="gr2" draw:text-style-name="P3" draw:layer="layout" svg:width="3.688cm" svg:height="1.112cm" svg:x="7.012cm" svg:y="3.9cm">
          <text:p text:style-name="P1"><text:span text:style-name="T1">MnemonicContainer</text:span></text:p>
        </draw:rect>
        <draw:rect draw:style-name="gr2" draw:text-style-name="P3" draw:layer="layout" svg:width="3.688cm" svg:height="1.112cm" svg:x="12cm" svg:y="3.888cm">
          <text:p text:style-name="P1"><text:span text:style-name="T1">LabelManager</text:span></text:p>
        </draw:rect>
        <draw:rect draw:style-name="gr2" draw:text-style-name="P3" draw:layer="layout" svg:width="3.688cm" svg:height="1.112cm" svg:x="7.012cm" svg:y="9.088cm">
          <text:p text:style-name="P1"><text:span text:style-name="T1">RawDataManager</text:span></text:p>
        </draw:rect>
        <draw:rect draw:style-name="gr36" draw:text-style-name="P15" draw:layer="layout" svg:width="3.688cm" svg:height="1.112cm" svg:x="7.012cm" svg:y="5.988cm">
          <text:p text:style-name="P1"><text:span text:style-name="T1">RawData 1</text:span></text:p>
          <text:p text:style-name="P1"><text:span text:style-name="T1">Arquivo 1</text:span></text:p>
        </draw:rect>
        <draw:rect draw:style-name="gr36" draw:text-style-name="P15" draw:layer="layout" svg:width="3.688cm" svg:height="1.112cm" svg:x="7.012cm" svg:y="7.588cm">
          <text:p text:style-name="P1"><text:span text:style-name="T1">RawData 2</text:span></text:p>
          <text:p text:style-name="P1"><text:span text:style-name="T1">Arquivo 2</text:span></text:p>
        </draw:rect>
        <draw:rect draw:style-name="gr2" draw:text-style-name="P3" draw:layer="layout" svg:width="4.2cm" svg:height="1.112cm" svg:x="11.65cm" svg:y="9.075cm">
          <text:p text:style-name="P1"><text:span text:style-name="T1">DisassembledManager</text:span></text:p>
        </draw:rect>
        <draw:rect draw:style-name="gr36" draw:text-style-name="P15" draw:layer="layout" svg:width="4.2cm" svg:height="1.112cm" svg:x="11.65cm" svg:y="6cm">
          <text:p text:style-name="P1"><text:span text:style-name="T1">DisassembledContainer 1</text:span></text:p>
        </draw:rect>
        <draw:rect draw:style-name="gr36" draw:text-style-name="P15" draw:layer="layout" svg:width="4.2cm" svg:height="1.112cm" svg:x="11.65cm" svg:y="7.6cm">
          <text:p text:style-name="P1"><text:span text:style-name="T1">DisassembledContainer 2</text:span></text:p>
        </draw:rect>
        <draw:rect draw:style-name="gr2" draw:text-style-name="P3" draw:layer="layout" svg:width="4.2cm" svg:height="1.112cm" svg:x="16.75cm" svg:y="9.076cm">
          <text:p text:style-name="P1"><text:span text:style-name="T1">SourceCodeManager</text:span></text:p>
        </draw:rect>
        <draw:rect draw:style-name="gr36" draw:text-style-name="P15" draw:layer="layout" svg:width="4.2cm" svg:height="1.112cm" svg:x="16.75cm" svg:y="6.001cm">
          <text:p text:style-name="P1"><text:span text:style-name="T1">SourceCode 1</text:span></text:p>
        </draw:rect>
        <draw:rect draw:style-name="gr36" draw:text-style-name="P15" draw:layer="layout" svg:width="4.2cm" svg:height="1.112cm" svg:x="16.75cm" svg:y="7.601cm">
          <text:p text:style-name="P1"><text:span text:style-name="T1">SourceCode 2</text:span></text:p>
        </draw:rect>
        <draw:line draw:style-name="gr37" draw:text-style-name="P4" draw:layer="layout" svg:x1="16.75cm" svg:y1="6.5cm" svg:x2="15.75cm" svg:y2="6.5cm">
          <text:p/>
        </draw:line>
        <draw:line draw:style-name="gr37" draw:text-style-name="P4" draw:layer="layout" svg:x1="16.751cm" svg:y1="8.167cm" svg:x2="15.751cm" svg:y2="8.167cm">
          <text:p/>
        </draw:line>
        <draw:line draw:style-name="gr37" draw:text-style-name="P4" draw:layer="layout" svg:x1="11.651cm" svg:y1="6.5cm" svg:x2="10.651cm" svg:y2="6.5cm">
          <text:p/>
        </draw:line>
        <draw:line draw:style-name="gr37" draw:text-style-name="P4" draw:layer="layout" svg:x1="11.651cm" svg:y1="8.167cm" svg:x2="10.651cm" svg:y2="8.167cm">
          <text:p/>
        </draw:line>
        <draw:line draw:style-name="gr38" draw:text-style-name="P4" draw:layer="layout" svg:x1="13cm" svg:y1="6cm" svg:x2="10.75cm" svg:y2="4.5cm">
          <text:p/>
        </draw:line>
        <draw:line draw:style-name="gr38" draw:text-style-name="P4" draw:layer="layout" svg:x1="11.656cm" svg:y1="8.186cm" svg:x2="10.75cm" svg:y2="4.75cm">
          <text:p/>
        </draw:line>
        <draw:line draw:style-name="gr38" draw:text-style-name="P4" draw:layer="layout" svg:x1="16.722cm" svg:y1="8.187cm" svg:x2="15.816cm" svg:y2="4.751cm">
          <text:p/>
        </draw:line>
        <draw:line draw:style-name="gr38" draw:text-style-name="P4" draw:layer="layout" svg:x1="16.753cm" svg:y1="6.511cm" svg:x2="15.75cm" svg:y2="4.5cm">
          <text:p/>
        </draw:line>
        <draw:custom-shape draw:style-name="gr39" draw:text-style-name="P1" draw:layer="layout" svg:width="14cm" svg:height="0.5cm" svg:x="7cm" svg:y="10.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office:forms form:automatic-focus="false" form:apply-design-mode="false"/>
        <draw:line draw:style-name="gr40" draw:text-style-name="P4" draw:layer="layout" svg:x1="14.75cm" svg:y1="8cm" svg:x2="14.75cm" svg:y2="7cm">
          <text:p/>
        </draw:line>
        <draw:frame draw:style-name="gr41" draw:text-style-name="P16" draw:layer="layout" svg:width="5.478cm" svg:height="0.963cm" svg:x="10.5cm" svg:y="2.037cm">
          <draw:text-box>
            <text:p><text:span text:style-name="T2">Actions overview</text:span></text:p>
          </draw:text-box>
        </draw:frame>
        <draw:rect draw:style-name="gr15" draw:text-style-name="P6" draw:layer="layout" svg:width="3.688cm" svg:height="1.112cm" svg:x="1.5cm" svg:y="5cm">
          <text:p text:style-name="P1"><text:span text:style-name="T1">RawDataManager</text:span></text:p>
        </draw:rect>
        <draw:rect draw:style-name="gr15" draw:text-style-name="P6" draw:layer="layout" svg:width="3.688cm" svg:height="1.112cm" svg:x="1.5cm" svg:y="8cm">
          <text:p text:style-name="P1"><text:span text:style-name="T1">SourceCodeManager</text:span></text:p>
        </draw:rect>
        <draw:rect draw:style-name="gr15" draw:text-style-name="P6" draw:layer="layout" svg:width="3.688cm" svg:height="1.112cm" svg:x="1.5cm" svg:y="6.5cm">
          <text:p text:style-name="P1"><text:span text:style-name="T1">DisassembledManager</text:span></text:p>
        </draw:rect>
        <draw:rect draw:style-name="gr15" draw:text-style-name="P6" draw:layer="layout" svg:width="3.688cm" svg:height="1.112cm" svg:x="1.562cm" svg:y="9.388cm">
          <text:p text:style-name="P1"><text:span text:style-name="T1">MnemonicContainer</text:span></text:p>
        </draw:rect>
        <draw:rect draw:style-name="gr15" draw:text-style-name="P6" draw:layer="layout" svg:width="3.688cm" svg:height="1.112cm" svg:x="1.562cm" svg:y="10.75cm">
          <text:p text:style-name="P1"><text:span text:style-name="T1">LabelManager</text:span></text:p>
        </draw:rect>
        <draw:rect draw:style-name="gr42" draw:text-style-name="P17" draw:layer="layout" svg:width="2.738cm" svg:height="1.112cm" svg:x="7.262cm" svg:y="8.05cm">
          <text:p text:style-name="P1"><text:span text:style-name="T1">ProcessData</text:span></text:p>
        </draw:rect>
        <draw:line draw:style-name="gr43" draw:text-style-name="P4" draw:layer="layout" svg:x1="5.25cm" svg:y1="5.5cm" svg:x2="7.25cm" svg:y2="8cm">
          <text:p/>
        </draw:line>
        <draw:line draw:style-name="gr44" draw:text-style-name="P4" draw:layer="layout" svg:x1="5.5cm" svg:y1="7cm" svg:x2="7.25cm" svg:y2="8.5cm">
          <text:p/>
        </draw:line>
        <draw:line draw:style-name="gr45" draw:text-style-name="P4" draw:layer="layout" svg:x1="5.5cm" svg:y1="8.75cm" svg:x2="7.25cm" svg:y2="8.75cm">
          <text:p/>
        </draw:line>
        <draw:line draw:style-name="gr46" draw:text-style-name="P4" draw:layer="layout" svg:x1="5.5cm" svg:y1="10cm" svg:x2="7.25cm" svg:y2="9cm">
          <text:p/>
        </draw:line>
        <draw:line draw:style-name="gr47" draw:text-style-name="P4" draw:layer="layout" svg:x1="5.25cm" svg:y1="11.25cm" svg:x2="7.25cm" svg:y2="9.25cm">
          <text:p/>
        </draw:line>
        <draw:rect draw:style-name="gr42" draw:text-style-name="P17" draw:layer="layout" svg:width="2.738cm" svg:height="1.112cm" svg:x="9cm" svg:y="5.888cm">
          <text:p text:style-name="P1"><text:span text:style-name="T1">Decoder</text:span></text:p>
        </draw:rect>
        <draw:line draw:style-name="gr48" draw:text-style-name="P4" draw:layer="layout" svg:x1="8.5cm" svg:y1="8cm" svg:x2="9.5cm" svg:y2="7cm">
          <text:p/>
        </draw:line>
        <draw:rect draw:style-name="gr2" draw:text-style-name="P3" draw:layer="layout" svg:width="3.688cm" svg:height="1.112cm" svg:x="13cm" svg:y="5.888cm">
          <text:p text:style-name="P1"><text:span text:style-name="T3">DisassembledContainer n</text:span></text:p>
        </draw:rect>
        <draw:rect draw:style-name="gr2" draw:text-style-name="P3" draw:layer="layout" svg:width="3.688cm" svg:height="1.112cm" svg:x="13cm" svg:y="7.888cm">
          <text:p text:style-name="P1"><text:span text:style-name="T3">SourceCode n</text:span></text:p>
        </draw:rect>
        <draw:line draw:style-name="gr49" draw:text-style-name="P4" draw:layer="layout" svg:x1="11.75cm" svg:y1="6.5cm" svg:x2="13cm" svg:y2="6.5cm">
          <text:p/>
        </draw:line>
        <draw:line draw:style-name="gr50" draw:text-style-name="P4" draw:layer="layout" svg:x1="10cm" svg:y1="8.5cm" svg:x2="13cm" svg:y2="8.5cm">
          <text:p/>
        </draw:line>
        <draw:rect draw:style-name="gr2" draw:text-style-name="P3" draw:layer="layout" svg:width="3.688cm" svg:height="1.112cm" svg:x="13cm" svg:y="4.388cm">
          <text:p text:style-name="P1"><text:span text:style-name="T3">LabelManager</text:span></text:p>
        </draw:rect>
        <draw:line draw:style-name="gr51" draw:text-style-name="P4" draw:layer="layout" svg:x1="11.75cm" svg:y1="6cm" svg:x2="13cm" svg:y2="5cm">
          <text:p/>
        </draw:line>
        <draw:rect draw:style-name="gr42" draw:text-style-name="P17" draw:layer="layout" svg:width="2.738cm" svg:height="1.112cm" svg:x="18cm" svg:y="7.888cm">
          <text:p text:style-name="P1"><text:span text:style-name="T1">CodeView n</text:span></text:p>
        </draw:rect>
        <draw:line draw:style-name="gr52" draw:text-style-name="P4" draw:layer="layout" svg:x1="16.75cm" svg:y1="5cm" svg:x2="19.25cm" svg:y2="7.75cm">
          <text:p/>
        </draw:line>
        <draw:line draw:style-name="gr53" draw:text-style-name="P4" draw:layer="layout" svg:x1="16.75cm" svg:y1="6.5cm" svg:x2="18cm" svg:y2="7.75cm">
          <text:p/>
        </draw:line>
        <draw:line draw:style-name="gr54" draw:text-style-name="P4" draw:layer="layout" svg:x1="16.75cm" svg:y1="8.5cm" svg:x2="18cm" svg:y2="8.5cm">
          <text:p/>
        </draw:line>
        <draw:line draw:style-name="gr55" draw:text-style-name="P4" draw:layer="layout" svg:x1="8.5cm" svg:y1="11cm" svg:x2="8.5cm" svg:y2="9.25cm">
          <text:p/>
        </draw:line>
        <draw:line draw:style-name="gr20" draw:text-style-name="P4" draw:layer="layout" svg:x1="19.5cm" svg:y1="9cm" svg:x2="19.5cm" svg:y2="11cm">
          <text:p/>
        </draw:line>
        <draw:line draw:style-name="gr56" draw:text-style-name="P1" draw:layer="layout" svg:x1="8.5cm" svg:y1="11cm" svg:x2="19.5cm" svg:y2="11cm">
          <text:p/>
        </draw:line>
      </draw:page>
      <draw:page draw:name="page6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36" draw:text-style-name="P1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36" draw:text-style-name="P1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36" draw:text-style-name="P1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57" draw:text-style-name="P18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58" draw:text-style-name="P4" draw:layer="layout" svg:x1="6.3cm" svg:y1="3.7cm" svg:x2="5.7cm" svg:y2="2.6cm">
          <text:p/>
        </draw:line>
        <draw:line draw:style-name="gr59" draw:text-style-name="P4" draw:layer="layout" svg:x1="6.4cm" svg:y1="4.2cm" svg:x2="5.5cm" svg:y2="4.2cm">
          <text:p/>
        </draw:line>
        <draw:line draw:style-name="gr60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Manager</text:span></text:p>
        </draw:rect>
        <draw:rect draw:style-name="gr36" draw:text-style-name="P1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36" draw:text-style-name="P1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36" draw:text-style-name="P1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57" draw:text-style-name="P18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58" draw:text-style-name="P4" draw:layer="layout" svg:x1="6.3cm" svg:y1="12.1cm" svg:x2="5.7cm" svg:y2="11cm">
          <text:p/>
        </draw:line>
        <draw:line draw:style-name="gr59" draw:text-style-name="P4" draw:layer="layout" svg:x1="6.4cm" svg:y1="12.6cm" svg:x2="5.5cm" svg:y2="12.6cm">
          <text:p/>
        </draw:line>
        <draw:line draw:style-name="gr60" draw:text-style-name="P4" draw:layer="layout" svg:x1="6.3cm" svg:y1="13.1cm" svg:x2="5.5cm" svg:y2="15.7cm">
          <text:p/>
        </draw:line>
      </draw:page>
      <draw:page draw:name="page7" draw:style-name="dp1" draw:master-page-name="Padrão">
        <office:forms form:automatic-focus="false" form:apply-design-mode="false"/>
        <draw:rect draw:style-name="gr61" draw:text-style-name="P1" draw:layer="layout" svg:width="3.787cm" svg:height="1.169cm" svg:x="13.513cm" svg:y="1.4cm">
          <text:p text:style-name="P1">User</text:p>
        </draw:rect>
        <draw:rect draw:style-name="gr61" draw:text-style-name="P19" draw:layer="layout" svg:width="4.107cm" svg:height="0.959cm" svg:x="10.5cm" svg:y="5.61cm">
          <text:p text:style-name="P1"><text:span text:style-name="T1">CodeView</text:span></text:p>
        </draw:rect>
        <draw:rect draw:style-name="gr62" draw:text-style-name="P20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61" draw:text-style-name="P19" draw:layer="layout" svg:width="4.107cm" svg:height="0.959cm" svg:x="16.1cm" svg:y="5.61cm">
          <text:p text:style-name="P1"><text:span text:style-name="T1">ProjectManager</text:span></text:p>
        </draw:rect>
        <draw:rect draw:style-name="gr61" draw:text-style-name="P1" draw:layer="layout" svg:width="12.003cm" svg:height="1.035cm" svg:x="9.6cm" svg:y="3.156cm">
          <text:p text:style-name="P1">IDZ80 Main Dialog</text:p>
        </draw:rect>
        <draw:line draw:style-name="gr63" draw:text-style-name="P4" draw:layer="layout" svg:x1="12.607cm" svg:y1="4.215cm" svg:x2="12.583cm" svg:y2="5.369cm">
          <text:p/>
        </draw:line>
        <draw:line draw:style-name="gr63" draw:text-style-name="P4" draw:layer="layout" svg:x1="18.007cm" svg:y1="4.215cm" svg:x2="17.983cm" svg:y2="5.369cm">
          <text:p/>
        </draw:line>
        <draw:rect draw:style-name="gr1" draw:text-style-name="P22" draw:layer="layout" svg:width="3.625cm" svg:height="1.112cm" svg:x="5.975cm" svg:y="18.369cm">
          <text:p text:style-name="P21"><text:span text:style-name="T7">MnemonicItem</text:span></text:p>
          <text:p text:style-name="P21"><text:span text:style-name="T7">(object)</text:span></text:p>
        </draw:rect>
        <draw:rect draw:style-name="gr1" draw:text-style-name="P23" draw:layer="layout" svg:width="3.6cm" svg:height="1.1cm" svg:x="9.8cm" svg:y="18.369cm">
          <text:p text:style-name="P1"><text:span text:style-name="T7">RawData</text:span></text:p>
          <text:p text:style-name="P1"><text:span text:style-name="T7">(Byte)</text:span></text:p>
        </draw:rect>
        <draw:rect draw:style-name="gr64" draw:text-style-name="P24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65" draw:text-style-name="P4" draw:layer="layout" svg:x1="9.3cm" svg:y1="17.369cm" svg:x2="8.6cm" svg:y2="18.269cm">
          <text:p/>
        </draw:line>
        <draw:line draw:style-name="gr66" draw:text-style-name="P4" draw:layer="layout" svg:x1="10.5cm" svg:y1="17.369cm" svg:x2="11.3cm" svg:y2="18.269cm">
          <text:p/>
        </draw:line>
        <draw:rect draw:style-name="gr1" draw:text-style-name="P23" draw:layer="layout" svg:width="3.6cm" svg:height="1.1cm" svg:x="13.6cm" svg:y="18.369cm">
          <text:p text:style-name="P1"><text:span text:style-name="T7">LabelItem</text:span></text:p>
          <text:p text:style-name="P1"><text:span text:style-name="T7">(object)</text:span></text:p>
        </draw:rect>
        <draw:line draw:style-name="gr65" draw:text-style-name="P4" draw:layer="layout" svg:x1="10.6cm" svg:y1="14.769cm" svg:x2="9.7cm" svg:y2="15.869cm">
          <text:p/>
        </draw:line>
        <draw:line draw:style-name="gr67" draw:text-style-name="P4" draw:layer="layout" svg:x1="15.5cm" svg:y1="18.169cm" svg:x2="12.3cm" svg:y2="14.769cm">
          <text:p/>
        </draw:line>
        <draw:rect draw:style-name="gr1" draw:text-style-name="P23" draw:layer="layout" svg:width="3.6cm" svg:height="1.1cm" svg:x="17.4cm" svg:y="18.369cm">
          <text:p text:style-name="P1"><text:span text:style-name="T7">Comment</text:span></text:p>
          <text:p text:style-name="P1"><text:span text:style-name="T7">(wxString)</text:span></text:p>
        </draw:rect>
        <draw:rect draw:style-name="gr1" draw:text-style-name="P23" draw:layer="layout" svg:width="3.3cm" svg:height="1.1cm" svg:x="21.2cm" svg:y="18.369cm">
          <text:p text:style-name="P1"><text:span text:style-name="T7">ArgRectangle</text:span></text:p>
          <text:p text:style-name="P1"><text:span text:style-name="T7">(wxRect)</text:span></text:p>
        </draw:rect>
        <draw:line draw:style-name="gr67" draw:text-style-name="P4" draw:layer="layout" svg:x1="23cm" svg:y1="18.269cm" svg:x2="19.8cm" svg:y2="14.869cm">
          <text:p/>
        </draw:line>
        <draw:line draw:style-name="gr67" draw:text-style-name="P4" draw:layer="layout" svg:x1="19cm" svg:y1="18.169cm" svg:x2="15.8cm" svg:y2="14.769cm">
          <text:p/>
        </draw:line>
        <draw:rect draw:style-name="gr68" draw:text-style-name="P25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69" draw:text-style-name="P4" draw:layer="layout" svg:x1="14.9cm" svg:y1="11.669cm" svg:x2="14.9cm" svg:y2="13.269cm">
          <text:p/>
        </draw:line>
        <draw:line draw:style-name="gr69" draw:text-style-name="P4" draw:layer="layout" svg:x1="12.6cm" svg:y1="6.769cm" svg:x2="14.4cm" svg:y2="10.069cm">
          <text:p/>
        </draw:line>
        <draw:line draw:style-name="gr69" draw:text-style-name="P4" draw:layer="layout" svg:x1="18.2cm" svg:y1="6.769cm" svg:x2="15.7cm" svg:y2="10.069cm">
          <text:p/>
        </draw:line>
        <draw:custom-shape draw:style-name="gr70" draw:text-style-name="P26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3cm" svg:height="0.806cm" svg:x="1.9cm" svg:y="21.094cm">
          <draw:text-box>
            <text:p><text:span text:style-name="T8">Single item</text:span></text:p>
          </draw:text-box>
        </draw:frame>
        <draw:custom-shape draw:style-name="gr72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3cm" svg:height="0.806cm" svg:x="1.9cm" svg:y="21.894cm">
          <draw:text-box>
            <text:p><text:span text:style-name="T8">Process</text:span></text:p>
          </draw:text-box>
        </draw:frame>
        <draw:custom-shape draw:style-name="gr73" draw:text-style-name="P28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3.9cm" svg:height="0.806cm" svg:x="1.9cm" svg:y="22.694cm">
          <draw:text-box>
            <text:p><text:span text:style-name="T8">Data Container</text:span></text:p>
          </draw:text-box>
        </draw:frame>
      </draw:page>
      <draw:page draw:name="page8" draw:style-name="dp1" draw:master-page-name="Padrão">
        <office:forms form:automatic-focus="false" form:apply-design-mode="false"/>
        <draw:rect draw:style-name="gr1" draw:text-style-name="P23" draw:layer="layout" svg:width="3.6cm" svg:height="1.1cm" svg:x="6.578cm" svg:y="6.7cm">
          <text:p text:style-name="P1"><text:span text:style-name="T7">RawData</text:span></text:p>
          <text:p text:style-name="P1"><text:span text:style-name="T7">(Byte)</text:span></text:p>
        </draw:rect>
        <draw:rect draw:style-name="gr61" draw:text-style-name="P29" draw:layer="layout" svg:width="4.107cm" svg:height="0.959cm" svg:x="12.171cm" svg:y="6.8cm">
          <text:p text:style-name="P1"><text:span text:style-name="T9">Decoder</text:span></text:p>
        </draw:rect>
        <draw:line draw:style-name="gr63" draw:text-style-name="P4" draw:layer="layout" svg:x1="16.478cm" svg:y1="6.8cm" svg:x2="18.178cm" svg:y2="5.2cm">
          <text:p/>
        </draw:line>
        <draw:custom-shape draw:style-name="gr70" draw:text-style-name="P26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3cm" svg:height="0.806cm" svg:x="2.8cm" svg:y="16.4cm">
          <draw:text-box>
            <text:p><text:span text:style-name="T8">Single item</text:span></text:p>
          </draw:text-box>
        </draw:frame>
        <draw:custom-shape draw:style-name="gr72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3cm" svg:height="0.806cm" svg:x="2.8cm" svg:y="17.2cm">
          <draw:text-box>
            <text:p><text:span text:style-name="T8">Process</text:span></text:p>
          </draw:text-box>
        </draw:frame>
        <draw:custom-shape draw:style-name="gr73" draw:text-style-name="P28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3.9cm" svg:height="0.806cm" svg:x="2.8cm" svg:y="18cm">
          <draw:text-box>
            <text:p><text:span text:style-name="T8">Data Container</text:span></text:p>
          </draw:text-box>
        </draw:frame>
        <draw:g draw:style-name="gr74">
          <draw:rect draw:style-name="gr68" draw:text-style-name="P25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23" draw:layer="layout" svg:width="4.019cm" svg:height="1.1cm" svg:x="18.281cm" svg:y="7.371cm">
            <text:p text:style-name="P1"><text:span text:style-name="T7">DisassembledItem</text:span></text:p>
            <text:p text:style-name="P1"><text:span text:style-name="T7">(Object)</text:span></text:p>
          </draw:rect>
        </draw:g>
        <draw:g draw:style-name="gr74">
          <draw:rect draw:style-name="gr68" draw:text-style-name="P25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23" draw:layer="layout" svg:width="3.624cm" svg:height="1.1cm" svg:x="18.478cm" svg:y="4.671cm">
            <text:p text:style-name="P1"><text:span text:style-name="T7">LabelItem</text:span></text:p>
            <text:p text:style-name="P1"><text:span text:style-name="T7">(object)</text:span></text:p>
          </draw:rect>
        </draw:g>
        <draw:line draw:style-name="gr63" draw:text-style-name="P4" draw:layer="layout" svg:x1="10.378cm" svg:y1="7.3cm" svg:x2="12.078cm" svg:y2="7.3cm">
          <text:p/>
        </draw:line>
        <draw:line draw:style-name="gr63" draw:text-style-name="P4" draw:layer="layout" svg:x1="16.478cm" svg:y1="7.3cm" svg:x2="18.178cm" svg:y2="7.3cm">
          <text:p/>
        </draw:line>
        <draw:line draw:style-name="gr63" draw:text-style-name="P4" draw:layer="layout" svg:x1="17.878cm" svg:y1="4.8cm" svg:x2="16.178cm" svg:y2="6.4cm">
          <text:p/>
        </draw:line>
        <draw:rect draw:style-name="gr1" draw:text-style-name="P23" draw:layer="layout" svg:width="3.6cm" svg:height="1.1cm" svg:x="6.578cm" svg:y="4.6cm">
          <text:p text:style-name="P1"><text:span text:style-name="T7">MnemonicContainer</text:span></text:p>
          <text:p text:style-name="P1"><text:span text:style-name="T7">(object)</text:span></text:p>
        </draw:rect>
        <draw:line draw:style-name="gr63" draw:text-style-name="P4" draw:layer="layout" svg:x1="10.278cm" svg:y1="5.1cm" svg:x2="11.978cm" svg:y2="6.7cm">
          <text:p/>
        </draw:line>
      </draw:page>
      <draw:page draw:name="page9" draw:style-name="dp1" draw:master-page-name="Padrão">
        <office:forms form:automatic-focus="false" form:apply-design-mode="false"/>
        <draw:rect draw:style-name="gr61" draw:text-style-name="P29" draw:layer="layout" svg:width="4.107cm" svg:height="0.959cm" svg:x="10.493cm" svg:y="2.1cm">
          <text:p text:style-name="P1"><text:span text:style-name="T9">Main</text:span></text:p>
        </draw:rect>
        <draw:line draw:style-name="gr20" draw:text-style-name="P4" draw:layer="layout" svg:x1="15.5cm" svg:y1="2.1cm" svg:x2="15.5cm" svg:y2="16.7cm">
          <text:p/>
        </draw:line>
        <draw:rect draw:style-name="gr1" draw:text-style-name="P22" draw:layer="layout" svg:width="3.625cm" svg:height="1.112cm" svg:x="10.775cm" svg:y="4.388cm">
          <text:p text:style-name="P21"><text:span text:style-name="T7">Mnemonic Container</text:span></text:p>
        </draw:rect>
        <draw:rect draw:style-name="gr1" draw:text-style-name="P23" draw:layer="layout" svg:width="3.6cm" svg:height="1.1cm" svg:x="10.8cm" svg:y="5.7cm">
          <text:p text:style-name="P1"><text:span text:style-name="T7">RawData</text:span></text:p>
          <text:p text:style-name="P1"><text:span text:style-name="T7">Manager</text:span></text:p>
        </draw:rect>
        <draw:rect draw:style-name="gr61" draw:text-style-name="P29" draw:layer="layout" svg:width="4.107cm" svg:height="0.959cm" svg:x="16.5cm" svg:y="5.141cm">
          <text:p text:style-name="P1"><text:span text:style-name="T9">Decoder</text:span></text:p>
        </draw:rect>
        <draw:line draw:style-name="gr63" draw:text-style-name="P4" draw:layer="layout" svg:x1="14.8cm" svg:y1="6.2cm" svg:x2="16.3cm" svg:y2="5.8cm">
          <text:p/>
        </draw:line>
        <draw:line draw:style-name="gr63" draw:text-style-name="P4" draw:layer="layout" svg:x1="14.6cm" svg:y1="5cm" svg:x2="16.3cm" svg:y2="5.6cm">
          <text:p/>
        </draw:line>
        <draw:line draw:style-name="gr63" draw:text-style-name="P4" draw:layer="layout" svg:x1="16.4cm" svg:y1="6.4cm" svg:x2="14.6cm" svg:y2="7.6cm">
          <text:p/>
        </draw:line>
        <draw:rect draw:style-name="gr1" draw:text-style-name="P23" draw:layer="layout" svg:width="3.6cm" svg:height="1.1cm" svg:x="10.8cm" svg:y="7cm">
          <text:p text:style-name="P1"><text:span text:style-name="T7">Disassembled</text:span></text:p>
          <text:p text:style-name="P1"><text:span text:style-name="T7">Container</text:span></text:p>
        </draw:rect>
        <draw:rect draw:style-name="gr1" draw:text-style-name="P23" draw:layer="layout" svg:width="3.6cm" svg:height="1.1cm" svg:x="10.8cm" svg:y="8.3cm">
          <text:p text:style-name="P1"><text:span text:style-name="T7">Label Manager</text:span></text:p>
        </draw:rect>
        <draw:line draw:style-name="gr63" draw:text-style-name="P4" draw:layer="layout" svg:x1="14.6cm" svg:y1="8.3cm" svg:x2="17.5cm" svg:y2="6.3cm">
          <text:p/>
        </draw:line>
        <draw:line draw:style-name="gr63" draw:text-style-name="P4" draw:layer="layout" svg:x1="18cm" svg:y1="6.5cm" svg:x2="14.6cm" svg:y2="8.9cm">
          <text:p/>
        </draw:line>
        <draw:line draw:style-name="gr20" draw:text-style-name="P4" draw:layer="layout" svg:x1="9.5cm" svg:y1="2.1cm" svg:x2="9.5cm" svg:y2="16.7cm">
          <text:p/>
        </draw:line>
      </draw:page>
      <draw:page draw:name="page10" draw:style-name="dp1" draw:master-page-name="Padrão">
        <office:forms form:automatic-focus="false" form:apply-design-mode="false"/>
        <draw:rect draw:style-name="gr1" draw:text-style-name="P22" draw:layer="layout" svg:width="3.625cm" svg:height="1.112cm" svg:x="12.4cm" svg:y="5.388cm">
          <text:p text:style-name="P21"><text:span text:style-name="T7">SourceCodeAccess</text:span></text:p>
          <text:p text:style-name="P21"><text:span text:style-name="T7">(object)</text:span></text:p>
        </draw:rect>
        <draw:rect draw:style-name="gr75" draw:text-style-name="P30" draw:layer="layout" svg:width="3.625cm" svg:height="1.112cm" svg:x="17.201cm" svg:y="5.388cm">
          <text:p text:style-name="P21"><text:span text:style-name="T7">SourceCodeLines</text:span></text:p>
          <text:p text:style-name="P21"><text:span text:style-name="T7">(object)</text:span></text:p>
        </draw:rect>
        <draw:line draw:style-name="gr63" draw:text-style-name="P4" draw:layer="layout" svg:x1="16.124cm" svg:y1="5.988cm" svg:x2="17.224cm" svg:y2="5.988cm">
          <text:p/>
        </draw:line>
        <draw:rect draw:style-name="gr1" draw:text-style-name="P22" draw:layer="layout" svg:width="3.625cm" svg:height="1.112cm" svg:x="7.601cm" svg:y="5.388cm">
          <text:p text:style-name="P21"><text:span text:style-name="T7">SourceCodeContainer</text:span></text:p>
          <text:p text:style-name="P21"><text:span text:style-name="T7">(object)</text:span></text:p>
        </draw:rect>
        <draw:line draw:style-name="gr63" draw:text-style-name="P4" draw:layer="layout" svg:x1="11.224cm" svg:y1="5.988cm" svg:x2="12.324cm" svg:y2="5.988cm">
          <text:p/>
        </draw:line>
        <draw:frame draw:style-name="gr76" draw:text-style-name="P18" draw:layer="layout" svg:width="6.276cm" svg:height="0.963cm" svg:x="11cm" svg:y="3.4cm">
          <draw:text-box>
            <text:p>Objects Inheritance</text:p>
          </draw:text-box>
        </draw:frame>
        <draw:rect draw:style-name="gr1" draw:text-style-name="P22" draw:layer="layout" svg:width="3.625cm" svg:height="1.112cm" svg:x="12.401cm" svg:y="7.088cm">
          <text:p text:style-name="P21"><text:span text:style-name="T7">MnemonicAccess</text:span></text:p>
          <text:p text:style-name="P21"><text:span text:style-name="T7">(object)</text:span></text:p>
        </draw:rect>
        <draw:rect draw:style-name="gr75" draw:text-style-name="P30" draw:layer="layout" svg:width="3.625cm" svg:height="1.112cm" svg:x="17.202cm" svg:y="7.088cm">
          <text:p text:style-name="P21"><text:span text:style-name="T7">MnemonicContainer</text:span></text:p>
          <text:p text:style-name="P21"><text:span text:style-name="T7">(object)</text:span></text:p>
        </draw:rect>
        <draw:line draw:style-name="gr63" draw:text-style-name="P4" draw:layer="layout" svg:x1="16.125cm" svg:y1="7.688cm" svg:x2="17.225cm" svg:y2="7.688cm">
          <text:p/>
        </draw:line>
        <draw:rect draw:style-name="gr1" draw:text-style-name="P22" draw:layer="layout" svg:width="4.127cm" svg:height="1.112cm" svg:x="7.1cm" svg:y="7.088cm">
          <text:p text:style-name="P21"><text:span text:style-name="T7">MnemonicContainerBase</text:span></text:p>
          <text:p text:style-name="P21"><text:span text:style-name="T7">(object)</text:span></text:p>
        </draw:rect>
        <draw:line draw:style-name="gr63" draw:text-style-name="P4" draw:layer="layout" svg:x1="11.225cm" svg:y1="7.688cm" svg:x2="12.325cm" svg:y2="7.688cm">
          <text:p/>
        </draw:line>
        <draw:rect draw:style-name="gr1" draw:text-style-name="P22" draw:layer="layout" svg:width="3.625cm" svg:height="1.112cm" svg:x="12.402cm" svg:y="10.288cm">
          <text:p text:style-name="P21"><text:span text:style-name="T7">BinFile</text:span></text:p>
          <text:p text:style-name="P21"><text:span text:style-name="T7">(object)</text:span></text:p>
        </draw:rect>
        <draw:rect draw:style-name="gr75" draw:text-style-name="P30" draw:layer="layout" svg:width="3.625cm" svg:height="1.112cm" svg:x="17.203cm" svg:y="10.288cm">
          <text:p text:style-name="P21"><text:span text:style-name="T7">RawData</text:span></text:p>
          <text:p text:style-name="P21"><text:span text:style-name="T7">(object)</text:span></text:p>
        </draw:rect>
        <draw:line draw:style-name="gr63" draw:text-style-name="P4" draw:layer="layout" svg:x1="16.126cm" svg:y1="10.888cm" svg:x2="17.226cm" svg:y2="10.888cm">
          <text:p/>
        </draw:line>
        <draw:rect draw:style-name="gr1" draw:text-style-name="P22" draw:layer="layout" svg:width="3.627cm" svg:height="1.112cm" svg:x="12.4cm" svg:y="8.788cm">
          <text:p text:style-name="P21"><text:span text:style-name="T7">CartridgeRomFile</text:span></text:p>
          <text:p text:style-name="P21"><text:span text:style-name="T7">(object)</text:span></text:p>
        </draw:rect>
        <draw:line draw:style-name="gr63" draw:text-style-name="P4" draw:layer="layout" svg:x1="16cm" svg:y1="9.4cm" svg:x2="17.2cm" svg:y2="10.3cm">
          <text:p/>
        </draw:line>
        <draw:rect draw:style-name="gr1" draw:text-style-name="P22" draw:layer="layout" svg:width="3.625cm" svg:height="1.112cm" svg:x="12.403cm" svg:y="11.788cm">
          <text:p text:style-name="P21"><text:span text:style-name="T7">LogBase</text:span></text:p>
          <text:p text:style-name="P21"><text:span text:style-name="T7">(object)</text:span></text:p>
        </draw:rect>
        <draw:line draw:style-name="gr63" draw:text-style-name="P4" draw:layer="layout" svg:x1="16cm" svg:y1="12.3cm" svg:x2="17.2cm" svg:y2="11.4cm">
          <text:p/>
        </draw:line>
        <draw:rect draw:style-name="gr1" draw:text-style-name="P22" draw:layer="layout" svg:width="3.625cm" svg:height="1.112cm" svg:x="12.402cm" svg:y="13.488cm">
          <text:p text:style-name="P21"><text:span text:style-name="T7">DisassembledItemData</text:span></text:p>
          <text:p text:style-name="P21"><text:span text:style-name="T7">(object)</text:span></text:p>
        </draw:rect>
        <draw:rect draw:style-name="gr75" draw:text-style-name="P30" draw:layer="layout" svg:width="3.625cm" svg:height="1.112cm" svg:x="17.203cm" svg:y="13.488cm">
          <text:p text:style-name="P21"><text:span text:style-name="T7">DisassembledItem</text:span></text:p>
          <text:p text:style-name="P21"><text:span text:style-name="T7">(object)</text:span></text:p>
        </draw:rect>
        <draw:line draw:style-name="gr63" draw:text-style-name="P4" draw:layer="layout" svg:x1="16.126cm" svg:y1="14.088cm" svg:x2="17.226cm" svg:y2="14.088cm">
          <text:p/>
        </draw:line>
        <draw:rect draw:style-name="gr1" draw:text-style-name="P22" draw:layer="layout" svg:width="4.127cm" svg:height="1.112cm" svg:x="7.101cm" svg:y="13.488cm">
          <text:p text:style-name="P21"><text:span text:style-name="T7">DisassembledItemBase</text:span></text:p>
          <text:p text:style-name="P21"><text:span text:style-name="T7">(object)</text:span></text:p>
        </draw:rect>
        <draw:line draw:style-name="gr63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5" draw:display-name="Pontas das setas 45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6-03-25T20:12:19.323688600</dc:date>
    <meta:editing-duration>PT15H10M57S</meta:editing-duration>
    <meta:editing-cycles>62</meta:editing-cycles>
    <meta:generator>LibreOffice/26.2.1.2$Windows_X86_64 LibreOffice_project/620$Build-2</meta:generator>
    <meta:document-statistic meta:object-count="244"/>
  </office:meta>
</office:document-meta>
</file>